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( Runnable task , Date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WithFixedDelay( Runnable task , Date startTime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AtFixedRate( Runnable task , long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AtFixedRate( Runnable task , Date startTime , long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WithFixedDelay( Runnable task ,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